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18pt" officeooo:rsid="000deded" officeooo:paragraph-rsid="000deded" style:font-size-asian="15.75pt" style:font-size-complex="18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0f4fb6" officeooo:paragraph-rsid="000f4fb6" style:font-size-asian="15.75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Relazione progetto Basi di Dati</text:p>
      <text:p text:style-name="P3">2016/2017</text:p>
      <text:p text:style-name="P3"/>
      <text:p text:style-name="P3"/>
      <text:p text:style-name="P3"/>
      <text:p text:style-name="P3"/>
      <text:p text:style-name="P3"/>
      <text:p text:style-name="P3">Davide Cortellucci</text:p>
      <text:p text:style-name="P3">MAT: 26032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Analisi dei requisiti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07T17:51:15.856000000</dc:date>
    <meta:editing-duration>PT8M40S</meta:editing-duration>
    <meta:editing-cycles>2</meta:editing-cycles>
    <meta:generator>LibreOffice/5.2.2.2$Windows_x86 LibreOffice_project/8f96e87c890bf8fa77463cd4b640a2312823f3ad</meta:generator>
    <meta:document-statistic meta:table-count="0" meta:image-count="0" meta:object-count="0" meta:page-count="2" meta:paragraph-count="5" meta:word-count="13" meta:character-count="90" meta:non-whitespace-character-count="82"/>
  </office:meta>
</office:document-meta>
</file>